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3d3" officeooo:paragraph-rsid="000353d3"/>
    </style:style>
    <style:style style:name="P2" style:family="paragraph" style:parent-style-name="Standard" style:list-style-name="L1">
      <style:text-properties style:text-line-through-style="solid" style:text-line-through-type="single" officeooo:rsid="000353d3" officeooo:paragraph-rsid="000353d3" style:font-size-asian="10.5pt"/>
    </style:style>
    <style:style style:name="P3" style:family="paragraph" style:parent-style-name="Standard" style:list-style-name="L1">
      <style:text-properties style:text-line-through-style="solid" style:text-line-through-type="single" officeooo:rsid="000353d3" officeooo:paragraph-rsid="000353d3"/>
    </style:style>
    <style:style style:name="P4" style:family="paragraph" style:parent-style-name="Standard" style:list-style-name="L1">
      <style:text-properties style:text-line-through-style="solid" style:text-line-through-type="single" officeooo:rsid="000386ed" officeooo:paragraph-rsid="000386ed"/>
    </style:style>
    <style:style style:name="P5" style:family="paragraph" style:parent-style-name="Standard" style:list-style-name="L1">
      <style:text-properties style:text-line-through-style="solid" style:text-line-through-type="single" officeooo:rsid="0005db7a" officeooo:paragraph-rsid="002187cb"/>
    </style:style>
    <style:style style:name="P6" style:family="paragraph" style:parent-style-name="Standard" style:list-style-name="L1">
      <style:text-properties style:text-line-through-style="solid" style:text-line-through-type="single" officeooo:rsid="0003aeba" officeooo:paragraph-rsid="0003aeba"/>
    </style:style>
    <style:style style:name="P7" style:family="paragraph" style:parent-style-name="Standard" style:list-style-name="L1">
      <style:text-properties style:text-line-through-style="solid" style:text-line-through-type="single" officeooo:rsid="00045123" officeooo:paragraph-rsid="00045123"/>
    </style:style>
    <style:style style:name="P8" style:family="paragraph" style:parent-style-name="Standard" style:list-style-name="L1">
      <style:text-properties style:text-line-through-style="solid" style:text-line-through-type="single" officeooo:rsid="0007e316" officeooo:paragraph-rsid="0007e316"/>
    </style:style>
    <style:style style:name="P9" style:family="paragraph" style:parent-style-name="Standard" style:list-style-name="L1">
      <style:text-properties style:text-line-through-style="solid" style:text-line-through-type="single" officeooo:rsid="00083940" officeooo:paragraph-rsid="00083940"/>
    </style:style>
    <style:style style:name="P10" style:family="paragraph" style:parent-style-name="Standard" style:list-style-name="L1">
      <style:text-properties style:text-line-through-style="solid" style:text-line-through-type="single" officeooo:rsid="00306ef5" officeooo:paragraph-rsid="00306ef5"/>
    </style:style>
    <style:style style:name="P11" style:family="paragraph" style:parent-style-name="Standard" style:list-style-name="L1">
      <style:text-properties style:text-line-through-style="solid" style:text-line-through-type="single" officeooo:rsid="000a445e" officeooo:paragraph-rsid="000a445e"/>
    </style:style>
    <style:style style:name="P12" style:family="paragraph" style:parent-style-name="Standard" style:list-style-name="L1">
      <style:text-properties style:text-line-through-style="solid" style:text-line-through-type="single" officeooo:rsid="00329424" officeooo:paragraph-rsid="00329424"/>
    </style:style>
    <style:style style:name="P13" style:family="paragraph" style:parent-style-name="Standard" style:list-style-name="L1">
      <style:text-properties style:text-line-through-style="solid" style:text-line-through-type="single" officeooo:rsid="000b347d" officeooo:paragraph-rsid="000b347d"/>
    </style:style>
    <style:style style:name="P14" style:family="paragraph" style:parent-style-name="Standard" style:list-style-name="L1">
      <style:text-properties style:text-line-through-style="solid" style:text-line-through-type="single" officeooo:rsid="000c201e" officeooo:paragraph-rsid="000c201e"/>
    </style:style>
    <style:style style:name="P15" style:family="paragraph" style:parent-style-name="Standard" style:list-style-name="L1">
      <style:text-properties style:text-line-through-style="solid" style:text-line-through-type="single" officeooo:rsid="001434d6" officeooo:paragraph-rsid="001434d6"/>
    </style:style>
    <style:style style:name="P16" style:family="paragraph" style:parent-style-name="Standard" style:list-style-name="L1">
      <style:text-properties style:text-line-through-style="solid" style:text-line-through-type="single" officeooo:rsid="00157918" officeooo:paragraph-rsid="00157918"/>
    </style:style>
    <style:style style:name="P17" style:family="paragraph" style:parent-style-name="Standard" style:list-style-name="L1">
      <style:text-properties style:text-line-through-style="solid" style:text-line-through-type="single" officeooo:rsid="0016ad4c" officeooo:paragraph-rsid="0016ad4c"/>
    </style:style>
    <style:style style:name="P18" style:family="paragraph" style:parent-style-name="Standard" style:list-style-name="L1">
      <style:text-properties style:text-line-through-style="solid" style:text-line-through-type="single" officeooo:rsid="001efda6" officeooo:paragraph-rsid="001efda6"/>
    </style:style>
    <style:style style:name="P19" style:family="paragraph" style:parent-style-name="Standard" style:list-style-name="L1">
      <style:text-properties style:text-line-through-style="solid" style:text-line-through-type="single" officeooo:rsid="000f0219" officeooo:paragraph-rsid="000f0219"/>
    </style:style>
    <style:style style:name="P20" style:family="paragraph" style:parent-style-name="Standard" style:list-style-name="L1">
      <style:text-properties style:text-line-through-style="solid" style:text-line-through-type="single" officeooo:rsid="00202e3c" officeooo:paragraph-rsid="00202e3c"/>
    </style:style>
    <style:style style:name="P21" style:family="paragraph" style:parent-style-name="Standard" style:list-style-name="L1">
      <style:text-properties style:text-line-through-style="solid" style:text-line-through-type="single" officeooo:rsid="00087074" officeooo:paragraph-rsid="00087074"/>
    </style:style>
    <style:style style:name="P22" style:family="paragraph" style:parent-style-name="Standard" style:list-style-name="L1">
      <style:text-properties style:text-line-through-style="solid" style:text-line-through-type="single" officeooo:rsid="002a776d" officeooo:paragraph-rsid="002a776d"/>
    </style:style>
    <style:style style:name="P23" style:family="paragraph" style:parent-style-name="Standard" style:list-style-name="L1">
      <style:text-properties style:text-line-through-style="solid" style:text-line-through-type="single" officeooo:rsid="0019d5ef" officeooo:paragraph-rsid="0019d5ef"/>
    </style:style>
    <style:style style:name="P24" style:family="paragraph" style:parent-style-name="Standard" style:list-style-name="L1">
      <style:text-properties style:text-line-through-style="solid" style:text-line-through-type="single" officeooo:rsid="000784ae" officeooo:paragraph-rsid="000784ae"/>
    </style:style>
    <style:style style:name="P25" style:family="paragraph" style:parent-style-name="Standard" style:list-style-name="L1">
      <style:text-properties style:text-line-through-style="solid" style:text-line-through-type="single" officeooo:rsid="001e92ae" officeooo:paragraph-rsid="001e92ae"/>
    </style:style>
    <style:style style:name="P26" style:family="paragraph" style:parent-style-name="Standard" style:list-style-name="L1">
      <style:text-properties style:text-line-through-style="none" style:text-line-through-type="none" officeooo:rsid="00202e3c" officeooo:paragraph-rsid="002187cb"/>
    </style:style>
    <style:style style:name="P27" style:family="paragraph" style:parent-style-name="Standard" style:list-style-name="L1">
      <style:text-properties officeooo:rsid="001807e7" officeooo:paragraph-rsid="00364687"/>
    </style:style>
    <style:style style:name="P28" style:family="paragraph" style:parent-style-name="Standard">
      <style:text-properties officeooo:rsid="001807e7" officeooo:paragraph-rsid="00364687"/>
    </style:style>
    <style:style style:name="T1" style:family="text">
      <style:text-properties officeooo:rsid="000784ae"/>
    </style:style>
    <style:style style:name="T2" style:family="text">
      <style:text-properties officeooo:rsid="001bc7f7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120f7a"/>
    </style:style>
    <style:style style:name="T6" style:family="text">
      <style:text-properties officeooo:rsid="00239fee"/>
    </style:style>
    <style:style style:name="T7" style:family="text">
      <style:text-properties officeooo:rsid="00280bd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0f7a"/>
    </style:style>
    <style:style style:name="T10" style:family="text">
      <style:text-properties officeooo:rsid="00384d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for Athens talk</text:p>
      <text:p text:style-name="P1"/>
      <text:list xml:id="list8564239354158493357" text:style-name="L1">
        <text:list-item>
          <text:p text:style-name="P2">user/another computation: blue highlight</text:p>
        </text:list-item>
        <text:list-item>
          <text:p text:style-name="P3">highlight “more” in lazy languages</text:p>
        </text:list-item>
        <text:list-item>
          <text:p text:style-name="P4">check timing for talk with Eelco</text:p>
        </text:list-item>
        <text:list-item>
          <text:p text:style-name="P25">GHCi example: say something about compositionality here</text:p>
        </text:list-item>
        <text:list-item>
          <text:p text:style-name="P18">stream-based IO: might want to mention structured values...</text:p>
        </text:list-item>
        <text:list-item>
          <text:p text:style-name="P4">partial value: value with ?'s</text:p>
        </text:list-item>
        <text:list-item>
          <text:p text:style-name="P20">disjunctive demands: replace approximation with illustration of down-closure property</text:p>
        </text:list-item>
        <text:list-item>
          <text:p text:style-name="P5">new title when introducing pattern-matching?</text:p>
        </text:list-item>
        <text:list-item>
          <text:p text:style-name="P26">mention Neel's account of ML-style pattern-matching via complements?</text:p>
        </text:list-item>
        <text:list-item>
          <text:p text:style-name="P6">in the zipWith patterns<text:span text:style-name="T1">, is the comma meant to represent tupling</text:span>?</text:p>
        </text:list-item>
        <text:list-item>
          <text:p text:style-name="P7">bullet/highlighting on "generalised tries" slide</text:p>
        </text:list-item>
        <text:list-item>
          <text:p text:style-name="P24">why do i need the previous execution in the incremental case?</text:p>
        </text:list-item>
        <text:list-item>
          <text:p text:style-name="P8">highlight <text:span text:style-name="T6">string trie</text:span> example (e.g. "tea")?</text:p>
        </text:list-item>
        <text:list-item>
          <text:p text:style-name="P9">don't we need to add 'any' tries to generalised tries?</text:p>
        </text:list-item>
        <text:list-item>
          <text:p text:style-name="P10">don't I need the gammas after all?</text:p>
        </text:list-item>
        <text:list-item>
          <text:p text:style-name="P10">give unit and any trie rules?</text:p>
        </text:list-item>
        <text:list-item>
          <text:p text:style-name="P21">illustrate tries with variable binding <text:span text:style-name="T10">(</text:span>using string example?<text:span text:style-name="T10">)</text:span></text:p>
        </text:list-item>
        <text:list-item>
          <text:p text:style-name="P11">update "demand-indexed evaluation" with new treatment of substitution</text:p>
        </text:list-item>
        <text:list-item>
          <text:p text:style-name="P22">explain substitution from a value?</text:p>
        </text:list-item>
        <text:list-item>
          <text:p text:style-name="P12">hmm, don't I need to say that a thunk e is greater than any value?</text:p>
        </text:list-item>
        <text:list-item>
          <text:p text:style-name="P13">explain lookup? perhaps using string example too?</text:p>
        </text:list-item>
        <text:list-item>
          <text:p text:style-name="P14">better meta-var than "a" as element of X</text:p>
        </text:list-item>
        <text:list-item>
          <text:p text:style-name="P19">do i mean <text:span text:style-name="T8">least</text:span> approximant?<text:span text:style-name="T9"> (and not clear what "determine" means)</text:span></text:p>
        </text:list-item>
        <text:list-item>
          <text:p text:style-name="P15">illustrate each eval rule with an example?</text:p>
        </text:list-item>
        <text:list-item>
          <text:p text:style-name="P15">long<text:span text:style-name="T7">right</text:span>arrow for function type<text:span text:style-name="T7">?</text:span></text:p>
        </text:list-item>
        <text:list-item>
          <text:p text:style-name="P16">show application rule too?</text:p>
        </text:list-item>
        <text:list-item>
          <text:p text:style-name="P17">mention reactive/incremental languages up front?</text:p>
        </text:list-item>
        <text:list-item>
          <text:p text:style-name="P23">explain persistent repl<text:span text:style-name="T2"> idea <text:tab/></text:span></text:p>
        </text:list-item>
        <text:list-item>
          <text:p text:style-name="P27">time to 22.5 mins :-/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7:58:54.881822517</meta:creation-date>
    <meta:generator>LibreOffice/4.3.3.2$Linux_X86_64 LibreOffice_project/430m0$Build-2</meta:generator>
    <dc:date>2015-04-14T17:47:01.652380377</dc:date>
    <meta:editing-duration>P1DT17H30M41S</meta:editing-duration>
    <meta:editing-cycles>55</meta:editing-cycles>
    <meta:document-statistic meta:table-count="0" meta:image-count="0" meta:object-count="0" meta:page-count="1" meta:paragraph-count="30" meta:word-count="237" meta:character-count="1416" meta:non-whitespace-character-count="1236"/>
  </office:meta>
</office:document-meta>
</file>